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11a38d" officeooo:paragraph-rsid="000fcbbd"/>
    </style:style>
    <style:style style:name="P3" style:family="paragraph" style:parent-style-name="Standard">
      <style:text-properties officeooo:rsid="000fcbbd" officeooo:paragraph-rsid="000fcbbd"/>
    </style:style>
    <style:style style:name="P4" style:family="paragraph" style:parent-style-name="Standard">
      <style:text-properties officeooo:rsid="001355d9" officeooo:paragraph-rsid="001355d9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  <style:style style:name="T3" style:family="text">
      <style:text-properties officeooo:rsid="00135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3">podemos usar o input type=”reset” value=”x”, para limparmos os dados do formulário.</text:span></text:p>
      <text:p text:style-name="P1"><text:tab/><text:span text:style-name="T3">Devemos usar a tag required, para obrigarmos o usuário preencher o formulário.</text:span>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2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  <text:p text:style-name="P2"><text:tab/><text:span text:style-name="T3">Podemos no form inserir um autocomplete=”on” e depois no parágrafo, podemos inserir autocomplete=”Username”, para que o navegador indique apenas nomes, podemos támbém, usar o autocomplete=”Current-password”, para o navegador indicar a senha atual e por fim, podemos indicar o autocomplete=”New-password”</text:span></text:p>
      <text:p text:style-name="P4"><text:tab/>As tags maxlength=”x” e minlenght=”x”, servem para indicarmos o máximo e o mínimo de caracteres que determinado formulario deve ter.</text:p>
      <text:p text:style-name="P4"><text:tab/>A tag size, serve para que limitemos o número de caractéres que serão exibidos no formulário.</text:p>
      <text:p text:style-name="P4"><text:tab/>Podemos usar a tag placeholder, para deixarmos uma mensagem usuário, dentro do formulário, por exemplo, “digite seu nome aqui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2T21:26:56.512000000</dc:date>
    <meta:editing-duration>PT1H47M59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283" meta:character-count="1817" meta:non-whitespace-character-count="1534"/>
  </office:meta>
</office:document-meta>
</file>